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4.397cm" style:rel-column-width="16383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 table:number-columns-repeated="4"/>
        <table:table-row>
          <table:table-cell table:style-name="Tabla1.A1" office:value-type="string">
            <text:p text:style-name="Table_20_Contents">ITEM</text:p>
          </table:table-cell>
          <table:table-cell table:style-name="Tabla1.A1" office:value-type="string">
            <text:p text:style-name="Table_20_Contents">DESCRIPCION</text:p>
          </table:table-cell>
          <table:table-cell table:style-name="Tabla1.A1" office:value-type="string">
            <text:p text:style-name="Table_20_Contents">OBSERVACIONES</text:p>
          </table:table-cell>
          <table:table-cell table:style-name="Tabla1.D1" office:value-type="string">
            <text:p text:style-name="Table_20_Contents">APLICADO</text:p>
          </table:table-cell>
        </table:table-row>
        <table:table-row>
          <table:table-cell table:style-name="Tabla1.A2" office:value-type="string">
            <text:p text:style-name="Table_20_Contents">Tomar numero de serie</text:p>
          </table:table-cell>
          <table:table-cell table:style-name="Tabla1.A2" office:value-type="string">
            <text:p text:style-name="Table_20_Contents">Por cada equipo registrar el numero de serie que lo identifica.</text:p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Tomar modelo y marca</text:p>
          </table:table-cell>
          <table:table-cell table:style-name="Tabla1.A2" office:value-type="string">
            <text:p text:style-name="Table_20_Contents">Registrar el modelo de la computadora y la marca ejemplo Asus 1005-ha.</text:p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Instalar antivirus o actualizar</text:p>
          </table:table-cell>
          <table:table-cell table:style-name="Tabla1.A2" office:value-type="string">
            <text:p text:style-name="Table_20_Contents">Validar si se cuenta con antivirus, de no ser así instalarlo a actualizarlo.</text:p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Validación de todos los drivers</text:p>
          </table:table-cell>
          <table:table-cell table:style-name="Tabla1.A2" office:value-type="string">
            <text:p text:style-name="Table_20_Contents">Probar si el sistema no cuenta con ningún error interno.</text:p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Instalación de VPN</text:p>
          </table:table-cell>
          <table:table-cell table:style-name="Tabla1.A2" office:value-type="string">
            <text:p text:style-name="Table_20_Contents">Configurar la cuenta de acceso VPN.</text:p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Instalación de Office</text:p>
          </table:table-cell>
          <table:table-cell table:style-name="Tabla1.A2" office:value-type="string">
            <text:p text:style-name="Table_20_Contents">Instalar librería office o activarla.</text:p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Configuración de respaldo</text:p>
          </table:table-cell>
          <table:table-cell table:style-name="Tabla1.A2" office:value-type="string">
            <text:p text:style-name="Table_20_Contents">Activar las tareas programadas, y habilitar la carpeta donde se guardaran todos los datos a respaldar.</text:p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Configuración de carpeta usuario</text:p>
          </table:table-cell>
          <table:table-cell table:style-name="Tabla1.A2" office:value-type="string">
            <text:p text:style-name="Table_20_Contents">Crear un enlace de acceso directo en escritorio de la carpeta de respaldo para mayor accesibilidad.</text:p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Activación de cuenta administrador </text:p>
          </table:table-cell>
          <table:table-cell table:style-name="Tabla1.A2" office:value-type="string">
            <text:p text:style-name="Table_20_Contents">Crear cuenta de administrador con password default.</text:p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Configuración de correo</text:p>
          </table:table-cell>
          <table:table-cell table:style-name="Tabla1.A2" office:value-type="string">
            <text:p text:style-name="Table_20_Contents">Ligar los pst a la correcta dirección para evitar fallas.</text:p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Instalar Team Viewer</text:p>
          </table:table-cell>
          <table:table-cell table:style-name="Tabla1.A2" office:value-type="string">
            <text:p text:style-name="Table_20_Contents">Agregar programa a equipo.</text:p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Asegurar que el sistema esta activo</text:p>
          </table:table-cell>
          <table:table-cell table:style-name="Tabla1.A2" office:value-type="string">
            <text:p text:style-name="Table_20_Contents">Comprobar que la licencia de windows este activada y sea legal.</text:p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Accesos directos de help desk </text:p>
          </table:table-cell>
          <table:table-cell table:style-name="Tabla1.A2" office:value-type="string">
            <text:p text:style-name="Table_20_Contents">Crear en el escritorio accesos directos de sistema de tickets.</text:p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Acceso directo de forti <text:soft-page-break/>client VPN</text:p>
          </table:table-cell>
          <table:table-cell table:style-name="Tabla1.A2" office:value-type="string">
            <text:p text:style-name="Table_20_Contents">Acceso directo para <text:soft-page-break/>aplicación de configuración deVPN </text:p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cclener</text:p>
          </table:table-cell>
          <table:table-cell table:style-name="Tabla1.A2" office:value-type="string">
            <text:p text:style-name="Table_20_Contents">Hacer una limpieza al sistema </text:p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Acceso directo a sharepoint</text:p>
          </table:table-cell>
          <table:table-cell table:style-name="Tabla1.A2" office:value-type="string">
            <text:p text:style-name="Table_20_Contents">Crear el acceso directo al espacio virtual de trabajo</text:p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Quitar programas no deseados </text:p>
          </table:table-cell>
          <table:table-cell table:style-name="Tabla1.A2" office:value-type="string">
            <text:p text:style-name="Table_20_Contents">Buscar programas no adecuados para las maquinas </text:p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1T14:13:02</meta:creation-date>
    <dc:date>2015-04-01T15:02:42</dc:date>
    <meta:editing-duration>PT34M29S</meta:editing-duration>
    <meta:editing-cycles>2</meta:editing-cycles>
    <meta:generator>LibreOffice/3.5$Linux_X86_64 LibreOffice_project/350m1$Build-2</meta:generator>
    <meta:document-statistic meta:table-count="1" meta:image-count="0" meta:object-count="0" meta:page-count="2" meta:paragraph-count="38" meta:word-count="229" meta:character-count="1457" meta:non-whitespace-character-count="1260"/>
  </office:meta>
</office:document-meta>
</file>